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paragraph-properties fo:text-align="justify" style:justify-single-word="false"/>
      <style:text-properties fo:background-color="transparent"/>
    </style:style>
    <style:style style:name="P13" style:family="paragraph" style:parent-style-name="Standard">
      <style:paragraph-properties fo:text-align="justify" style:justify-single-word="false"/>
      <style:text-properties fo:color="#e6e6e6" fo:background-color="#ffff00"/>
    </style:style>
    <style:style style:name="P14" style:family="paragraph" style:parent-style-name="Standard">
      <style:paragraph-properties fo:text-align="justify" style:justify-single-word="false"/>
      <style:text-properties fo:color="#000000" fo:background-color="#ffff00"/>
    </style:style>
    <style:style style:name="P15" style:family="paragraph" style:parent-style-name="Standard">
      <style:paragraph-properties fo:text-align="justify" style:justify-single-word="false"/>
      <style:text-properties fo:background-color="#ffff00"/>
    </style:style>
    <style:style style:name="P16" style:family="paragraph" style:parent-style-name="Standard">
      <style:paragraph-properties fo:text-align="justify" style:justify-single-word="false"/>
      <style:text-properties fo:font-weight="bold" fo:background-color="#ffff00" style:font-weight-asian="bold" style:font-weight-complex="bold"/>
    </style:style>
    <style:style style:name="P17" style:family="paragraph" style:parent-style-name="Standard">
      <style:paragraph-properties fo:text-align="justify" style:justify-single-word="false"/>
      <style:text-properties style:use-window-font-color="true" fo:background-color="transparent"/>
    </style:style>
    <style:style style:name="P18" style:family="paragraph" style:parent-style-name="Standard">
      <style:paragraph-properties fo:text-align="justify" style:justify-single-word="false"/>
      <style:text-properties style:use-window-font-color="true" fo:font-size="12pt" fo:font-weight="normal" fo:background-color="transparent" style:font-size-asian="10.5pt" style:font-weight-asian="normal" style:font-size-complex="12pt" style:font-weight-complex="normal"/>
    </style:style>
    <style:style style:name="T1" style:family="text">
      <style:text-properties fo:background-color="#ffff00"/>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background-color="#ffff00"/>
    </style:style>
    <style:style style:name="T6"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o SQFD</text:p>
      <text:p text:style-name="P1"/>
      <text:p text:style-name="P3">Desdobramento da Função Qualidade</text:p>
      <text:p text:style-name="P4"/>
      <text:p text:style-name="P4"><text:tab/>O Desdobramento da Função Qualidade (QFD) é uma técnica ou modelo que é usada para transformação de linguagem de mercado em linguagem técnica, é como uma rede de objetivos, estratégias e medidas. A aplicação do QFD deve ser feita antes da ocorrência do evento, por exemplo antes da realização da: Concepção / Projeto; Desenvolvimento ou Modificação ou Nova Aplicação. O QFD distingue entre requisitos e solução de implementação, podendo os seus objetivos ser resumidos à (Stylianou et al., 1997, apud Ramires, 2007) <text:span text:style-name="T1">(Moura,? www)</text:span>.: </text:p>
      <text:p text:style-name="P4"/>
      <text:list text:style-name="L1">
        <text:list-item>
          <text:p text:style-name="P6">identificação dos stakeholders;</text:p>
        </text:list-item>
        <text:list-item>
          <text:p text:style-name="P6">identificação do que desejam;</text:p>
        </text:list-item>
        <text:list-item>
          <text:p text:style-name="P6">identificação de como satisfazer esses desejos;</text:p>
        </text:list-item>
        <text:list-item>
          <text:p text:style-name="P6">identificar os ríscos e as características importantes ou críticas;</text:p>
        </text:list-item>
        <text:list-item>
          <text:p text:style-name="P6">documentar a análise;</text:p>
          <text:p text:style-name="P6"/>
        </text:list-item>
      </text:list>
      <text:p text:style-name="P4"><text:tab/>Mas “o principal objetivo do QFD é o <text:span text:style-name="T6">envolvimento dos stakeholders que vão utilizar o sistema durante todo o processo de desenvolvimento</text:span>, de modo a ser obtido um sistema de elevada qualidade em que os stakeholders se sintam satisfeitos” (Ramires, 2007, p. 39).</text:p>
      <text:p text:style-name="P4"><text:tab/>Na literatura há alguns trabalhos falando sobre o QFD-estendido que serve como ilustração às versões mais comuns do QFD, Ramires cita os trabalhos de (<text:span text:style-name="T5">Mazur, 1993) (Hierholzer et al., 1998) (Herzwurm et al. , 1999 ) (Knogstie, 1999)</text:span>. </text:p>
      <text:p text:style-name="P4"><text:tab/>Segundo Ramires (2007) o princípio de distinção entre requisitos e soluções pode ser estendido a todo o processo de desenvolvimento, dado que os resultados de um processo correspondem aos requisitos do seguinte. “Significa não só separar o que é para ser realizado de como é que será implementado, mas também fazendo distinção entre o que e as razões do porquê de algo ter de ser realizado” (Ramires, 2007, p. 42).</text:p>
      <text:p text:style-name="P17">A partir do QFD várias versões da metodologia foram desenvolvidas. O SQFD é uma versão adaptada e estendida para suportar características do processo de desenvolvimento de software. </text:p>
      <text:p text:style-name="P17"/>
      <text:p text:style-name="P17"/>
      <text:p text:style-name="P17"><text:span text:style-name="T3">O</text:span> <text:span text:style-name="T2">Desdobramento da Função Qualidade no Software</text:span></text:p>
      <text:p text:style-name="P17"><text:span text:style-name="T2"><text:tab/></text:span></text:p>
      <text:p text:style-name="P18"><text:span text:style-name="T4"><text:tab/>A evolução do QFD levou ao aparecimento de várias versões da metodologia (Akao, 1997 apud Ramires, 2007). </text:span>No SQFD os elementos de qualidade do QFD clássico (as características físicas) são substituídos por funções do produto. <text:tab/></text:p>
      <text:p text:style-name="P13"/>
      <text:p text:style-name="P14"/>
      <text:p text:style-name="P14"/>
      <text:p text:style-name="P14"/>
      <text:p text:style-name="P14"/>
      <text:p text:style-name="P14">Em [Peixoto &amp; Carpinetti, 1998] vem descrito o QFD-estendido, caracterizado pela existência de quatro fases (planejamento de produto, planejamento de componentes, planejamento de processo e planejamento de produção) (figura 3.1). Na primeira fase existe a uma matriz denominada Casa da Qualidade (House of Quality, HoQ) que transforma os requisitos dos stakeholders que pretendem usar o sistema em elementos de qualidade. Os elementos de qualidade mais importantes desta matriz são relacionados numa segunda matriz com as características dos componentes do possível produto. </text:p>
      <text:p text:style-name="P14"><text:soft-page-break/></text:p>
      <text:p text:style-name="P14">Um processo análogo é seguido para as matrizes seguintes, tendo em atenção os falsos requisitos definidos no capítulo 2.</text:p>
      <text:p text:style-name="P15"/>
      <text:p text:style-name="P15"><text:s/></text:p>
      <text:p text:style-name="P15"><text:s text:c="29"/>Figura 3.1. QFD-estendido em quatro fases</text:p>
      <text:p text:style-name="P15"><text:s text:c="32"/>(adapt. de [Peixoto &amp; Carpinetti, 1998])</text:p>
      <text:p text:style-name="P15"/>
      <text:p text:style-name="P15">No QFD-estendido, os requisitos dos stakeholders entram na fase de planejamento do produto, são processadas durante as quatro fases e saem na fase de planejamento de produção como informações para o desenvolvimento do sistema – as matrizes têm sempre uma entrada que é a saída da matriz anterior. Este processo explícita a tomada de decisão, dado que as decisões tomadas na matriz anterior [Peixoto &amp; Carpinetti, 1998]:</text:p>
      <text:p text:style-name="P15"><text:s text:c="7"/></text:p>
      <text:p text:style-name="P15"><text:s text:c="8"/>determinam as decisões na matriz corrente;</text:p>
      <text:p text:style-name="P15"><text:s text:c="8"/>direcionam a concretização das decisões da matriz precedente.</text:p>
      <text:p text:style-name="P15"/>
      <text:p text:style-name="P15">O QFD promove o desdobramento dos requisitos / soluções em múltiplas matrizes que derivam umas das outras num processo semelhante ao refinamento das metodologias tradicionais, conforme a figura 1.3 do capítulo 1. A distinção entre porquê e o quê mostra-se nos requisitos dos stakeholders que pretendem o sistema e do produto, enquanto a independência da implementação descreve a separação entre o quê e como [Herzwurm et al., 2002].</text:p>
      <text:p text:style-name="P15"/>
      <text:p text:style-name="P15"/>
      <text:p text:style-name="P15">O processo de QFD é sustentado por uma equipa QFD formada por stakeholders de todos os departamentos (desenvolvimento de software, gestão, etc.) e que se reúne com os stakeholders que pretendem o sistema. As necessidades dos stakeholders são recolhidas e classificadas numa tabela denominada Voz do Cliente (Voice of Customer, VoC). Esses requisitos são estruturados com recurso a Diagramas de Afinidade [Hierholzer et al., 1998], avaliados segundo o Analytical Hierarchy Process (AHP) e obtido o nível de satisfação de cada requisito no caso de implementação, conseguindo assim a Tabela de Requisitos do Cliente, num processo assistido pelos stakeholders que pretendem o sistema (figura 3.2).</text:p>
      <text:p text:style-name="P15"/>
      <text:p text:style-name="P15"><text:tab/>Um aspecto importante no QFD é que a qualidade é definida pelos stakeholders que pretendem o sistema usando as suas próprias palavras. Tradicionalmente qualidade de software e sistemas em geral são definidos em termos técnicos que podem significar pouco ou nada para os stakeholders que pretendem o sistema [Stylianou et al., 1997]. A sua relativa facilidade de uso e compreensão, a habilidade de transmitir informação de forma sistemática entre etapas e o fornecimento de uma base para identificar conflitos entre requisitos são pontos a favor do QFD [Stylianou et al., 1997].</text:p>
      <text:p text:style-name="P15"/>
      <text:p text:style-name="P15"><text:tab/>É necessário identificar as características de produto que servirão de entrada para a Casa da Qualidade. O processo é análogo à obtenção da Voz do Cliente, só que agora recorrendo à Voz do Engenheiro (Voice of Engineer, VoE) (figura 3.2). Os stakeholders que pretendem o sistema não estão presentes nestas reuniões.</text:p>
      <text:p text:style-name="P15"/>
      <text:p text:style-name="P15"><text:tab/>As correlações nas matrizes são expressas na forma de números { 0, 1, 3, 9 } que representam o grau de correlação entre a satisfação de um requisito por um elemento de qualidade. No caso da matriz Casa de Qualidade, a partir das correlações definidas são obtidos pesos para cada requisito / solução, permitindo ordenar pela sua importância (priorizar) tanto os requisitos como as <text:soft-page-break/>soluções da matriz.</text:p>
      <text:p text:style-name="P15"/>
      <text:p text:style-name="P15"><text:s text:c="7"/>Entrevistas <text:s text:c="13"/>Relatórios das <text:s text:c="15"/>Voz do <text:s text:c="13"/>Categorizar</text:p>
      <text:p text:style-name="P15"><text:s text:c="9"/>com os <text:s text:c="18"/>entrevistas <text:s text:c="14"/>Engenheiro</text:p>
      <text:p text:style-name="P15"><text:s text:c="6"/>stakeholders</text:p>
      <text:p text:style-name="P15"><text:s text:c="53"/>Casa da Qualidade</text:p>
      <text:p text:style-name="P15"><text:s text:c="36"/>Voz do</text:p>
      <text:p text:style-name="P15"><text:s text:c="36"/>Cliente <text:s text:c="39"/>Soluções</text:p>
      <text:p text:style-name="P15"><text:s text:c="32"/>Categorizar <text:s text:c="12"/>Requisitos <text:s text:c="3"/>Importância Correlações</text:p>
      <text:p text:style-name="P15"><text:s text:c="34"/>e avaliar</text:p>
      <text:p text:style-name="P15"><text:s text:c="32"/>importância</text:p>
      <text:p text:style-name="P15"><text:s text:c="7"/>Figura 3.2 – Esquema simplificado da obtenção de requisitos e soluções</text:p>
      <text:p text:style-name="P15"><text:s text:c="38"/>da Casa da Qualidade</text:p>
      <text:p text:style-name="P15"/>
      <text:p text:style-name="P15"/>
      <text:p text:style-name="P15">Stylianou et al. (1997) resumem as etapas principais do QFD em:</text:p>
      <text:p text:style-name="P15"><text:s text:c="9"/>identificação dos stakeholders; </text:p>
      <text:p text:style-name="P15"><text:s text:c="8"/>estabelecimento dos requisitos (atributos) dos stakeholders para o produto ou</text:p>
      <text:p text:style-name="P15"><text:s text:c="8"/>serviço e relativa importância;</text:p>
      <text:p text:style-name="P15"><text:s text:c="8"/>identificação das características do produto ou serviço;</text:p>
      <text:p text:style-name="P15"><text:s text:c="8"/>compreensão da correlação entre as características do produto / serviço e os</text:p>
      <text:p text:style-name="P15"><text:s text:c="8"/>requisitos dos stakeholders;</text:p>
      <text:p text:style-name="P15"><text:s text:c="8"/>comparação das características de produto com a concorrência;</text:p>
      <text:p text:style-name="P15"><text:s text:c="8"/>identificação dos pontos atractivos do produto / serviço relativamente à</text:p>
      <text:p text:style-name="P15"><text:s text:c="8"/>concorrência;</text:p>
      <text:p text:style-name="P15"><text:s text:c="8"/>desenvolvimento de valores alvo para as características do produto / serviço</text:p>
      <text:p text:style-name="P15"><text:s text:c="8"/>final baseados na importância dos stakeholders, pontos atractivos e avaliação</text:p>
      <text:p text:style-name="P15"><text:s text:c="8"/>competitiva.</text:p>
      <text:p text:style-name="P15"/>
      <text:p text:style-name="P15">A figura 3.3 apresenta as principais áreas que podem ser encontradas na Casa da Qualidade, seguindo-se uma breve descrição sobre cada uma.</text:p>
      <text:p text:style-name="P15"/>
      <text:p text:style-name="P15"/>
      <text:p text:style-name="P15"><text:s text:c="50"/>Correlações</text:p>
      <text:p text:style-name="P15"><text:s text:c="50"/>(C = Si x Sj)</text:p>
      <text:p text:style-name="P15"><text:s text:c="46"/>7</text:p>
      <text:p text:style-name="P15"><text:s text:c="42"/>9 <text:s text:c="2"/>Direcção dos alvos</text:p>
      <text:p text:style-name="P15"><text:s text:c="42"/>3 <text:s text:c="7"/>Soluções</text:p>
      <text:p text:style-name="P15"><text:s text:c="54"/>(S)</text:p>
      <text:p text:style-name="P15"><text:s text:c="70"/>8</text:p>
      <text:p text:style-name="P15"><text:s/>1 <text:s text:c="21"/>2 <text:s text:c="16"/>4</text:p>
      <text:p text:style-name="P15"><text:s text:c="28"/>Importância <text:s text:c="34"/>Análise da concorrência</text:p>
      <text:p text:style-name="P15"><text:s text:c="7"/>Requisitos <text:s text:c="32"/>Correlações</text:p>
      <text:p text:style-name="P15"><text:s text:c="10"/>(R) <text:s text:c="36"/>(C = R x S)</text:p>
      <text:p text:style-name="P15"><text:s text:c="42"/>6 <text:s text:c="8"/>Quanto</text:p>
      <text:p text:style-name="P15"><text:s text:c="42"/>5</text:p>
      <text:p text:style-name="P15"><text:s text:c="46"/>Soluções prioritárias</text:p>
      <text:p text:style-name="P15"><text:s text:c="13"/>Figura 3.3 – Esquema das principais áreas da Casa da Qualidade</text:p>
      <text:p text:style-name="P15">Área 1 Requisitos</text:p>
      <text:p text:style-name="P15"><text:s text:c="8"/>Descreve as necessidades dos stakeholders que pretendem o sistema. São usados</text:p>
      <text:p text:style-name="P15"><text:soft-page-break/><text:s text:c="8"/>termos em linguagem natural.</text:p>
      <text:p text:style-name="P15">Área 2 Importância</text:p>
      <text:p text:style-name="P15"><text:s text:c="8"/>Os requisitos são avaliados segundo o Analytical Hierarchy Process (AHP).</text:p>
      <text:p text:style-name="P15">Área 3 Soluções</text:p>
      <text:p text:style-name="P15"/>
      <text:p text:style-name="P15"><text:s text:c="8"/>Descreve as características do sistema segundo a perspectiva dos stakeholders <text:s text:c="8"/>responsáveis pela sua implementação, baseados nas necessidades dos <text:s text:c="3"/>stakeholders que pretendem o sistema.</text:p>
      <text:p text:style-name="P15"/>
      <text:p text:style-name="P15">Área 4 Correlações</text:p>
      <text:p text:style-name="P15"/>
      <text:p text:style-name="P15"><text:s text:c="8"/>Representam a força da relação entre a área 1 e a área 3, segundo a perspectiva</text:p>
      <text:p text:style-name="P15"><text:s text:c="8"/>dos stakeholders.</text:p>
      <text:p text:style-name="P15"/>
      <text:p text:style-name="P15">Área 5 Soluções prioritárias</text:p>
      <text:p text:style-name="P15"><text:s text:c="8"/>A figura 3.4 representa as áreas 1 a 5 da figura 3.3. As soluções prioritárias são</text:p>
      <text:p text:style-name="P15"><text:s text:c="8"/>calculadas a partir da importância i e das correlações c obtidas.</text:p>
      <text:p text:style-name="P15"><text:s text:c="8"/>Os pesos das soluções sn da figura 3.4 são obtidos através de:</text:p>
      <text:p text:style-name="P15"><text:s text:c="28"/>sn = ∑ ( ij * cjn ), n = 1, 2, 3, j = 1, 2, 3</text:p>
      <text:p text:style-name="P15"><text:s text:c="43"/>importância do</text:p>
      <text:p text:style-name="P15"><text:s text:c="46"/>requisito <text:s text:c="4"/>solução 1 <text:s text:c="2"/>solução 2 <text:s text:c="6"/>solução 3</text:p>
      <text:p text:style-name="P15"><text:s text:c="84"/>3</text:p>
      <text:p text:style-name="P15"><text:s text:c="22"/>requisito 1 <text:s text:c="14"/>i1 <text:s text:c="11"/>c11 <text:s text:c="6"/>c12 <text:s text:c="12"/>c13</text:p>
      <text:p text:style-name="P15"><text:s text:c="37"/>1 <text:s text:c="17"/>2 <text:s text:c="26"/>4</text:p>
      <text:p text:style-name="P15"><text:s text:c="22"/>requisito 2 <text:s text:c="14"/>i2 <text:s text:c="11"/>c21 <text:s text:c="6"/>c22 <text:s text:c="12"/>c23</text:p>
      <text:p text:style-name="P15"><text:s text:c="22"/>requisito 3 <text:s text:c="14"/>i3 <text:s text:c="11"/>c31 <text:s text:c="6"/>c32 <text:s text:c="12"/>c33</text:p>
      <text:p text:style-name="P15"><text:s text:c="64"/>s1 <text:s text:c="9"/>s2 <text:s text:c="5"/>5 s3</text:p>
      <text:p text:style-name="P15"><text:s text:c="23"/>Figura 3.4. Cálculo de soluções prioritárias</text:p>
      <text:p text:style-name="P15"/>
      <text:p text:style-name="P15"/>
      <text:p text:style-name="P15">Área 6 Quanto</text:p>
      <text:p text:style-name="P15"><text:s text:c="8"/>Definem-se os valores alvo a atingir (valor e unidade de medida).</text:p>
      <text:p text:style-name="P15"/>
      <text:p text:style-name="P15">Área 7 Correlações</text:p>
      <text:p text:style-name="P15"><text:s text:c="8"/>Esta área identifica o impacto das soluções entre si, ajudando na resolução de</text:p>
      <text:p text:style-name="P15"><text:s text:c="8"/>conflitos entre soluções.</text:p>
      <text:p text:style-name="P15"><text:s text:c="8"/>As relações possíveis entre soluções são { POSITIVO_FORTE | POSITIVO |</text:p>
      <text:p text:style-name="P15"><text:s text:c="8"/>NEGATIVO | NEGATIVO_FORTE }.</text:p>
      <text:p text:style-name="P15">Área 8 Análise da concorrência</text:p>
      <text:p text:style-name="P15"><text:s text:c="8"/>É feita uma avaliação dos requisitos da área 1 relativamente às soluções da</text:p>
      <text:p text:style-name="P15"><text:s text:c="8"/>concorrência, com o fim de obter um sistema que:</text:p>
      <text:p text:style-name="P15"><text:s text:c="16"/>exceda os produtos da concorrência;</text:p>
      <text:p text:style-name="P15"><text:s text:c="16"/>ofereça soluções inovadoras.</text:p>
      <text:p text:style-name="P15">Área 9 Direcção dos alvos</text:p>
      <text:p text:style-name="P15"><text:s text:c="8"/>Esta área revela se os valores da área 6 devem aumentar, diminuir ou atingir um</text:p>
      <text:p text:style-name="P15"><text:s text:c="8"/>valor específico.</text:p>
      <text:p text:style-name="P15">Haag et al. (1996) refere que o uso mais comum do QFD na industria de sistemas de</text:p>
      <text:p text:style-name="P15">informação parece ser na análise de requisitos de software.</text:p>
      <text:p text:style-name="P16">3.3. Desdobramento da Função Qualidade no Software</text:p>
      <text:p text:style-name="P16"/>
      <text:p text:style-name="P15"><text:soft-page-break/>O QFD original, sendo usado inicialmente na industria, relaciona as características do produto com características de qualidade mensuráveis. O QFD aplicado ao desenvolvimento de software implica um acréscimo ao modelo QFD. O software é identificado não por características físicas mas pela funcionalidade, significando que os elementos de qualidade do QFD clássico são substituídos por funções do produto no SQFD. Por outro lado, distingue-se também entre características funcionais (funções do produto) e não funcionais (elementos de qualidade) [Sommerville &amp; Sawyer, 1997]</text:p>
      <text:p text:style-name="P15">[Gilb, 2003a] conforme descrito na tabela 3.1. </text:p>
      <text:p text:style-name="P15"/>
      <text:p text:style-name="P15"><text:s text:c="23"/>Tabela 3.1. Definições importantes no SQFD</text:p>
      <text:p text:style-name="P15"><text:s text:c="29"/>(adapt. de [Herzwurm et al., 1999])</text:p>
      <text:p text:style-name="P15"><text:s text:c="15"/>Necessidades dos <text:s text:c="10"/>Característica do produto = solução</text:p>
      <text:p text:style-name="P15"><text:s text:c="15"/>stakeholders que</text:p>
      <text:p text:style-name="P15"><text:s text:c="15"/>pretendem o sistema</text:p>
      <text:p text:style-name="P15"><text:s text:c="15"/>= exigência</text:p>
      <text:p text:style-name="P15">Definição <text:s text:c="5"/>Necessidade resultante Características ou capacidades do produto,</text:p>
      <text:p text:style-name="P15"><text:s text:c="15"/>do uso do produto <text:s text:c="9"/>independentes da implementação</text:p>
      <text:p text:style-name="P15">Expressão <text:s text:c="5"/>Requisito <text:s text:c="17"/>Funções do produto <text:s text:c="7"/>Elemento de qualidade</text:p>
      <text:p text:style-name="P15">Forma <text:s text:c="9"/>Curto, conciso, em <text:s text:c="8"/>Características <text:s text:c="10"/>Características não</text:p>
      <text:p text:style-name="P15"><text:s text:c="15"/>linguagem natural <text:s text:c="9"/>funcionais do produto, funcionais, possivelmente</text:p>
      <text:p text:style-name="P15"><text:s text:c="42"/>geralmente não <text:s text:c="11"/>mensuráveis durante o</text:p>
      <text:p text:style-name="P15"><text:s text:c="42"/>mensuráveis <text:s text:c="14"/>desenvolvimento e depois</text:p>
      <text:p text:style-name="P15"><text:s text:c="68"/>de concluído</text:p>
      <text:p text:style-name="P15"/>
      <text:p text:style-name="P15"/>
      <text:p text:style-name="P15"/>
      <text:p text:style-name="P12">O passo a passo </text:p>
      <text:p text:style-name="P15"/>
      <text:p text:style-name="P15">Relaciona-se em primeiro lugar a Voz do Cliente com as características funcionais obtidas a partir da Voz do Engenheiro. Incluir explicitamente a Voz do Engenheiro na forma de função de produto é importante inclusivamente para serem identificados factores que excedam as expectativas dos clientes, i.e, características de software que eles próprios não tenham mencionado. Como resultado, tem-se a substituição dos elementos de qualidade da primeira matriz (Casa da Qualidade clássica) por funções de produto, o que origina uma nova matriz denominada Casa da Qualidade para Software (software-HoQ).</text:p>
      <text:p text:style-name="P15">Em segundo lugar, relacionamos os requisitos de cliente com os elementos de qualidade na Casa da Qualidade clássica (figura 3.5).</text:p>
      <text:p text:style-name="P15"/>
      <text:p text:style-name="P15">Ao serem relacionadas as tabelas Requisitos do Cliente e Funções de Produto na Casa da Qualidade para Software, obtemos como saída uma tabela das Funções de Produto Mais Importantes (FPMI). Na Casa da Qualidade clássica, da relação de tabelas Requisitos do Cliente com Elementos de Qualidade, obtemos como saída uma tabela de Elementos de Qualidade Mais Importantes (EQMI). Relaciona-se numa terceira matriz as (FPMI x EQMI) como base para um desdobramento mais pormenorizado, representando uma análise de desenho da aplicação (planeamento da funcionalidade).</text:p>
      <text:p text:style-name="P15"/>
      <text:p text:style-name="P15">A figura 3.6 apresenta um exemplo do desdobramento de um requisito no QFD aplicado</text:p>
      <text:p text:style-name="P15">ao software.</text:p>
      <text:p text:style-name="P15"/>
      <text:p text:style-name="P15"><text:s text:c="28"/>Casa da Qualidade <text:s text:c="31"/>Casa da Qualidade</text:p>
      <text:p text:style-name="P15"><text:s text:c="28"/>para Software <text:s text:c="35"/>clássica</text:p>
      <text:p text:style-name="P15"><text:soft-page-break/><text:s text:c="47"/>Funções <text:s text:c="45"/>Elementos</text:p>
      <text:p text:style-name="P15"><text:s text:c="47"/>de Produto <text:s text:c="42"/>de Qualidade</text:p>
      <text:p text:style-name="P15"><text:s text:c="30"/>Requisitos <text:s text:c="38"/>Requisitos</text:p>
      <text:p text:style-name="P15"><text:s text:c="30"/>do Cliente <text:s text:c="38"/>do Cliente</text:p>
      <text:p text:style-name="P15"><text:s/>Planeamento de Produto</text:p>
      <text:p text:style-name="P15"><text:s text:c="26"/>Planeamento</text:p>
      <text:p text:style-name="P15"><text:s text:c="26"/>da</text:p>
      <text:p text:style-name="P15"><text:s text:c="26"/>Funcionalidade <text:s text:c="10"/>Elementos de</text:p>
      <text:p text:style-name="P15"><text:s text:c="51"/>Qualidade (EQMI)</text:p>
      <text:p text:style-name="P15"><text:s text:c="30"/>Funções de</text:p>
      <text:p text:style-name="P15"><text:s text:c="30"/>Produto (FPMI)</text:p>
      <text:p text:style-name="P15"><text:s text:c="64"/>Características dos</text:p>
      <text:p text:style-name="P15"><text:s/>Planeamento de</text:p>
      <text:p text:style-name="P15"><text:s text:c="64"/>Componentes</text:p>
      <text:p text:style-name="P15"><text:s text:c="2"/>Componentes</text:p>
      <text:p text:style-name="P15"><text:s text:c="49"/>Elementos</text:p>
      <text:p text:style-name="P15"><text:s text:c="49"/>de Qualidade <text:s text:c="30"/>(...)</text:p>
      <text:p text:style-name="P15"><text:s text:c="43"/>Figura 3.5. QFD aplicado ao Software</text:p>
      <text:p text:style-name="P15"/>
      <text:p text:style-name="P15"/>
      <text:p text:style-name="P15"/>
      <text:p text:style-name="P15"/>
      <text:p text:style-name="P15"/>
      <text:p text:style-name="P15"><text:s text:c="25"/>Casa da Qualidade <text:s text:c="30"/>Casa da Qualidade</text:p>
      <text:p text:style-name="P15"><text:s text:c="25"/>para Software <text:s text:c="34"/>clássica</text:p>
      <text:p text:style-name="P15"><text:s text:c="48"/>Introduzir texto <text:s text:c="31"/>Tempo de</text:p>
      <text:p text:style-name="P15"><text:s text:c="48"/>de email via voz <text:s text:c="31"/>resposta curto</text:p>
      <text:p text:style-name="P15"><text:s text:c="26"/>Escrever emails <text:s text:c="32"/>Escrever emails</text:p>
      <text:p text:style-name="P15"><text:s text:c="26"/>rápida e facilmente <text:s text:c="28"/>rápida e facilmente</text:p>
      <text:p text:style-name="P15"><text:s text:c="55"/>3 <text:s text:c="47"/>9</text:p>
      <text:p text:style-name="P15">Planeamento de Produto</text:p>
      <text:p text:style-name="P15"><text:s text:c="50"/>Planeamento</text:p>
      <text:p text:style-name="P15"><text:s text:c="50"/>da</text:p>
      <text:p text:style-name="P15"><text:s text:c="50"/>Funcionalidade <text:s text:c="9"/>Tempo de</text:p>
      <text:p text:style-name="P15"><text:s text:c="74"/>resposta curto</text:p>
      <text:p text:style-name="P15"><text:s text:c="54"/>Introduzir texto</text:p>
      <text:p text:style-name="P15"><text:s text:c="54"/>de email via voz</text:p>
      <text:p text:style-name="P15"><text:s text:c="80"/>9 <text:s text:c="14"/>(...)</text:p>
      <text:p text:style-name="P15"><text:s text:c="33"/>Figura 3.6. Exemplo de um requisito do Cliente no SQF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pt" fo:country="BR"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meta:creation-date>2010-11-23T11:12:30</meta:creation-date>
    <dc:date>2010-11-25T17:48:23</dc:date>
    <meta:editing-cycles>61</meta:editing-cycles>
    <meta:editing-duration>PT15H8M26S</meta:editing-duration>
    <meta:user-defined meta:name="Info 1"/>
    <meta:user-defined meta:name="Info 2"/>
    <meta:user-defined meta:name="Info 3"/>
    <meta:user-defined meta:name="Info 4"/>
    <meta:document-statistic meta:table-count="0" meta:image-count="0" meta:object-count="0" meta:page-count="6" meta:paragraph-count="169" meta:word-count="1886" meta:character-count="16671"/>
  </office:meta>
</office:document-meta>
</file>